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Code">
      <style:text-properties officeooo:paragraph-rsid="00350542"/>
    </style:style>
    <style:style style:name="P2" style:family="paragraph" style:parent-style-name="Centralized">
      <style:text-properties officeooo:paragraph-rsid="00350542"/>
    </style:style>
    <style:style style:name="T1" style:family="text">
      <style:text-properties officeooo:rsid="002f7a08"/>
    </style:style>
    <style:style style:name="T2" style:family="text">
      <style:text-properties fo:language="ru" fo:country="RU"/>
    </style:style>
    <style:style style:name="T3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Цель работы: научиться разделять наборы данные на выборки</text:h>
      <text:p text:style-name="Code">import random<text:line-break/>cases = {0,1}<text:line-break/>for value in cases:<text:line-break/> <text:s text:c="3"/>spreadsheet = open("vasya.txt", "r", errors="ignore")<text:line-break/>spreadsheet = spreadsheet.readlines()<text:line-break/>values1 = [int(len(spreadsheet)*0.7), int(len(spreadsheet)*0.8)]<text:line-break/>values2 = [len(spreadsheet)-values1[0], len(spreadsheet)-values1[1]]<text:line-break/>Tren = []<text:line-break/>while len(Tren) &lt; values1[value]:<text:line-break/> <text:s text:c="3"/>eh = random.randint(0,len(spreadsheet)-1)<text:line-break/> <text:s text:c="3"/>Tren.append(spreadsheet[eh])<text:line-break/> <text:s text:c="3"/>spreadsheet.pop(eh)<text:line-break/>Test = spreadsheet.copy()</text:p>
      <text:p text:style-name="Centralized"><text:bookmark text:name="__DdeLink__31_2970854199"/>Листинг 1 — участок программного кода, выполняющий <text:span text:style-name="T2">разделение датасета на тренировочные и тестовые выборки размером в 70/80 и 30/20 % соответственно</text:span></text:p>
      <text:p text:style-name="P1">import random<text:line-break/>spreadsheet = open("vasya.txt", "r", errors="ignore")<text:line-break/>spreadsheet = spreadsheet.readlines()<text:line-break/>Test =[]<text:line-break/>oldLen = int(len(spreadsheet)*0.12)<text:line-break/>while len(Test) &lt; oldLen:<text:line-break/> <text:s text:c="3"/>eh = random.randint(0,len(spreadsheet)-1)<text:line-break/> <text:s text:c="3"/>Test.append(spreadsheet[eh])<text:line-break/> <text:s text:c="3"/>spreadsheet.pop(eh)<text:line-break/>Comp = spreadsheet.copy()<text:line-break/>Vald = Comp[:int((len(Comp))/7)]<text:line-break/>Tren = Comp[int((len(Comp)/7)):]</text:p>
      <text:p text:style-name="P2">Листинг 2 — участок программного кода, выполняющий <text:span text:style-name="T2">разделение датасета на тренировочную, валидационную и тестовую выборку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language="ru" fo:country="RU" officeooo:rsid="0002d0fb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de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Consolas" fo:font-family="Consolas" style:font-family-generic="modern" style:font-pitch="fixed" fo:font-size="8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true" fo:line-height="100%" fo:text-indent="0cm" style:auto-text-indent="tru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tru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margin-top="0cm" fo:margin-bottom="0cm" loext:contextual-spacing="true" fo:line-height="100%" fo:text-align="start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entralized" style:family="paragraph" style:parent-style-name="paragraph">
      <style:paragraph-properties fo:margin-top="0.28cm" fo:margin-bottom="0.28cm" loext:contextual-spacing="true"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parent-style-name="paragraph" style:default-outline-level="">
      <style:paragraph-properties fo:margin-left="1.27cm" fo:margin-right="0cm" fo:margin-top="0cm" fo:margin-bottom="0.353cm" loext:contextual-spacing="true" fo:text-indent="0cm" style:auto-text-indent="true"/>
    </style:style>
    <style:style style:name="No_20_Spacing" style:display-name="No Spacing" style:family="paragraph" style:parent-style-name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fo:text-align="start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 officeooo:rsid="014a6705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use-window-font-color="true" style:font-name="Cambria1" fo:font-family="Cambria" style:font-family-generic="roman" style:font-pitch="variable" fo:font-size="12pt" fo:font-weight="bold" officeooo:rsid="01140097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Heading" style:next-style-name="Standard" style:default-outline-level="1" style:list-style-name="" style:class="text" style:master-page-name="">
      <loext:graphic-properties draw:fill="none" draw:fill-color="#729fcf"/>
      <style:paragraph-properties fo:margin-top="0.28cm" fo:margin-bottom="0.28cm" loext:contextual-spacing="true" fo:text-align="start" style:justify-single-word="false" fo:keep-together="always" fo:orphans="0" fo:widows="0" style:page-number="auto" fo:background-color="transparent" style:shadow="none" fo:keep-with-next="always">
        <style:tab-stops/>
      </style:paragraph-properties>
      <style:text-properties style:use-window-font-color="true" style:font-name="Cambria1" fo:font-family="Cambria" style:font-family-generic="roman" style:font-pitch="variable" fo:font-size="13pt" fo:language="ru" fo:country="RU" fo:font-weight="bold" officeooo:rsid="011208ae" fo:background-color="transparent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style:use-window-font-color="true" style:font-name="Cambria1" fo:font-family="Cambria" style:font-family-generic="roman" style:font-pitch="variable" fo:font-size="12pt" fo:font-weight="normal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use-window-font-color="true" style:font-name="Cambria" fo:font-family="Cambria" style:font-style-name="Обычный" style:font-family-generic="roman" style:font-pitch="variable" fo:font-size="13pt" fo:font-style="normal" fo:font-weight="normal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f7a0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Centralized">Хохлов, ИТб-201 — Лабораторная работа №<text:span text:style-name="MT1">3</text:span> «<text:span text:style-name="MT1">Разбиение датасетов на тренировочные, тестовые, валидационные выборки</text:span>»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3-04-26T11:51:48.512000000</dc:date>
    <meta:editing-duration>PT3H19S</meta:editing-duration>
    <meta:editing-cycles>38</meta:editing-cycles>
    <meta:document-statistic meta:table-count="0" meta:image-count="0" meta:object-count="0" meta:page-count="1" meta:paragraph-count="6" meta:word-count="127" meta:character-count="1259" meta:non-whitespace-character-count="1107"/>
  </office:meta>
</office:document-meta>
</file>